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arte Graphique - ECF Vite &amp; Gourmand</text:h>
      <text:h text:style-name="Heading_20_2" text:outline-level="2">1. Identité Visuelle</text:h>
      <text:p text:style-name="Text_20_body">L'identité de "Vite &amp; Gourmand" a été conçue pour refléter une image haut de gamme, moderne et appétissante, en accord avec les exigences de Julie et José.</text:p>
      <text:h text:style-name="Heading_20_2" text:outline-level="2">2. Palette de Couleurs</text:h>
      <text:p text:style-name="Text_20_body">Le design repose sur un contraste fort pour une lisibilité maximale et une ambiance élégante :</text:p>
      <text:list text:style-name="L1">
        <text:list-item>
          <text:p text:style-name="P1"><text:span text:style-name="T1">Noir / Gris Anthracite (#121212)</text:span> : Couleur de fond principale pour le thème sombre (Dark Mode).</text:p>
        </text:list-item>
        <text:list-item>
          <text:p text:style-name="P1"><text:span text:style-name="T1">Or / Orange Gourmand (#FF9800)</text:span> : Utilisé pour les boutons d'appel à l'action (CTA) et les éléments interactifs.</text:p>
        </text:list-item>
        <text:list-item>
          <text:p text:style-name="P1"><text:span text:style-name="T1">Blanc Pur (#FFFFFF)</text:span> : Utilisé pour les textes de contenu et les titres pour un contraste optimal.</text:p>
        </text:list-item>
      </text:list>
      <text:h text:style-name="Heading_20_2" text:outline-level="2">3. Typographie</text:h>
      <text:list text:style-name="L2">
        <text:list-item>
          <text:p text:style-name="P2"><text:span text:style-name="T1">Titres</text:span> : Sans-Serif moderne (ex: Montserrat ou Roboto) pour un aspect professionnel et dynamique.</text:p>
        </text:list-item>
        <text:list-item>
          <text:p text:style-name="P2"><text:span text:style-name="T1">Corps de texte</text:span> : Police lisible pour faciliter la lecture de la liste des plats et des allergènes sur <text:span text:style-name="Source_20_Text">Menu.php</text:span>.</text:p>
        </text:list-item>
      </text:list>
      <text:h text:style-name="Heading_20_2" text:outline-level="2">4. Éléments d'Interface (UI)</text:h>
      <text:list text:style-name="L3">
        <text:list-item>
          <text:p text:style-name="P3"><text:span text:style-name="T1">Boutons</text:span> : Arrondis avec des effets de survol (hover) pour indiquer l'interactivité.</text:p>
        </text:list-item>
        <text:list-item>
          <text:p text:style-name="P3"><text:span text:style-name="T1">Formulaires</text:span> : Épurés et sécurisés, avec des messages d'erreur clairs pour l'inscription et la connexion.</text:p>
        </text:list-item>
        <text:list-item>
          <text:p text:style-name="P3"><text:span text:style-name="T1">Cartes de Menus</text:span> : Structure en grille (Flexbox/Grid) permettant une présentation élégante des plats et de leurs prix.</text:p>
        </text:list-item>
      </text:list>
      <text:h text:style-name="Heading_20_2" text:outline-level="2">5. Responsive Design (UX)</text:h>
      <text:p text:style-name="Text_20_body">Le fichier <text:span text:style-name="Source_20_Text">CSS-Accueil.css</text:span> inclut des Media Queries pour adapter l'affichage sur tous les terminaux :</text:p>
      <text:list text:style-name="L4">
        <text:list-item>
          <text:p text:style-name="P4"><text:span text:style-name="T1">Desktop</text:span> : Navigation horizontale complète et dashboard admin détaillé.</text:p>
        </text:list-item>
        <text:list-item>
          <text:p text:style-name="P4"><text:span text:style-name="T1">Mobile</text:span> : Menu "burger", boutons larges pour le tactile et tunnel de commande simplifié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9T23:44:32.152826000</meta:creation-date>
    <meta:generator>LibreOffice/25.2.7.2$Windows_X86_64 LibreOffice_project/5cbfd1ab6520636bb5f7b99185aa69bd7456825d</meta:generator>
    <dc:date>2026-02-19T23:49:16.570902700</dc:date>
    <meta:editing-duration>PT4M44S</meta:editing-duration>
    <meta:editing-cycles>1</meta:editing-cycles>
    <meta:document-statistic meta:table-count="0" meta:image-count="0" meta:object-count="0" meta:page-count="1" meta:paragraph-count="19" meta:word-count="245" meta:character-count="1479" meta:non-whitespace-character-count="1263"/>
  </office:meta>
</office:document-meta>
</file>